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Support.Security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Support.getSystemProperty( final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Suppor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uritySupport.getResourceAsStream( final ClassLoader cl ,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curitySupport.getContex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uritySupport.getFileInputStream( final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